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0000001E0C91B23BA2D010F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a17f2" officeooo:paragraph-rsid="001a17f2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ide View: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6.9252in" svg:height="4.6165in" draw:z-index="0"><draw:image xlink:href="Pictures/10000201000002D0000001E0C91B23BA2D010FA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5:53:37.328574358</meta:creation-date>
    <dc:date>2020-08-15T15:55:20.977783872</dc:date>
    <meta:editing-duration>PT1M43S</meta:editing-duration>
    <meta:editing-cycles>1</meta:editing-cycles>
    <meta:document-statistic meta:table-count="0" meta:image-count="1" meta:object-count="0" meta:page-count="1" meta:paragraph-count="1" meta:word-count="2" meta:character-count="10" meta:non-whitespace-character-count="9"/>
    <meta:generator>LibreOffice/6.1.5.2$Linux_X86_64 LibreOffice_project/10$Build-2</meta:generator>
  </office:meta>
</office:document-meta>
</file>